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69554602778509089" text:style-name="L1">
        <text:list-item>
          <text:p text:style-name="P1">principe</text:p>
          <text:list>
            <text:list-item>
              <text:p text:style-name="P1">idée : faire un projet personnel pour la totalité du semestre</text:p>
            </text:list-item>
            <text:list-item>
              <text:p text:style-name="P1">comme ça je peux tout tester et mettre en œuvre à ma guise</text:p>
            </text:list-item>
          </text:list>
        </text:list-item>
        <text:list-item>
          <text:p text:style-name="P1">projet en question</text:p>
          <text:list>
            <text:list-item>
              <text:p text:style-name="P1">refaire site web perso en utilisant html css php mysql et javascript</text:p>
            </text:list-item>
            <text:list-item>
              <text:p text:style-name="P1">dans rubrique informatique, faire des logiciels en ligne utilisant une base de données</text:p>
            </text:list-item>
            <text:list-item>
              <text:p text:style-name="P1">faire un programme en C++ téléchargeable dans mon site</text:p>
            </text:list-item>
            <text:list-item>
              <text:p text:style-name="P1">faire un logiciel utilisant une intelligence artificielle (logique) basée sur un langage personnel (inter compil) et qui communique avec une BDD (… BDD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8T19:08:34</meta:creation-date>
    <meta:generator>OpenOffice/4.1.1$Unix OpenOffice.org_project/411m6$Build-9775</meta:generator>
    <dc:date>2015-02-18T19:16:01</dc:date>
    <dc:creator>yjfjyf jjku</dc:creator>
    <meta:editing-duration>PT7M28S</meta:editing-duration>
    <meta:editing-cycles>5</meta:editing-cycles>
    <meta:document-statistic meta:table-count="0" meta:image-count="0" meta:object-count="0" meta:page-count="1" meta:paragraph-count="8" meta:word-count="92" meta:character-count="512"/>
  </office:meta>
</office:document-meta>
</file>